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49cm" style:rel-column-width="16383*"/>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4.249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D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4.249cm" style:rel-column-width="16383*"/>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D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list-style-name="L2">
      <style:paragraph-properties fo:text-align="justify" style:justify-single-word="false"/>
    </style:style>
    <style:style style:name="P3" style:family="paragraph" style:parent-style-name="Standard" style:list-style-name="L3">
      <style:paragraph-properties fo:text-align="justify" style:justify-single-word="false"/>
    </style:style>
    <style:style style:name="P4" style:family="paragraph" style:parent-style-name="Standard" style:list-style-name="L5">
      <style:paragraph-properties fo:text-align="justify" style:justify-single-word="false"/>
    </style:style>
    <style:style style:name="P5" style:family="paragraph" style:parent-style-name="Standard" style:list-style-name="L6">
      <style:paragraph-properties fo:text-align="justify" style:justify-single-word="false"/>
    </style:style>
    <style:style style:name="P6" style:family="paragraph" style:parent-style-name="Standard">
      <style:paragraph-properties fo:text-align="justify" style:justify-single-word="false"/>
      <style:text-properties style:font-name="Times New Roman"/>
    </style:style>
    <style:style style:name="P7" style:family="paragraph" style:parent-style-name="Table_20_Contents">
      <style:paragraph-properties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00" style:text-underline-style="none" fo:font-weight="normal" style:font-weight-asian="normal" style:font-weight-complex="normal"/>
    </style:style>
    <style:style style:name="T5" style:family="text">
      <style:text-properties style:font-name="sans-serif" fo:font-size="12pt" style:font-size-asian="12pt" style:font-size-complex="12pt"/>
    </style:style>
    <style:style style:name="T6" style:family="text">
      <style:text-properties style:font-name="sans-serif" fo:font-size="17.25pt"/>
    </style:style>
    <style:style style:name="T7" style:family="text">
      <style:text-properties fo:font-size="12pt" style:font-size-asian="12pt" style:font-size-complex="12pt"/>
    </style:style>
    <style:style style:name="T8" style:family="text">
      <style:text-properties style:font-name="Times New Roman" fo:font-weight="normal" style:font-weight-asian="normal" style:font-weight-complex="normal"/>
    </style:style>
    <style:style style:name="T9" style:family="text">
      <style:text-properties style:font-name="Times New Roman" fo:font-size="12pt" fo:font-weight="normal" style:font-size-asian="12pt" style:font-weight-asian="normal" style:font-size-complex="12pt" style:font-weight-complex="normal"/>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font-weight="bold" style:font-size-asian="12pt" style:font-weight-asian="bold" style:font-size-complex="12pt"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Selected Topics on Neural Networks</text:p>
      <text:p text:style-name="P1"><text:tab/><text:tab/><text:tab/><text:tab/><text:tab/>Project <text:s/>Group 9</text:p>
      <text:p text:style-name="P1"/>
      <text:p text:style-name="P1"><text:tab/> Using a deep belief network based autoencoder for good quality feature extraction.</text:p>
      <text:p text:style-name="P1"/>
      <text:p text:style-name="P1"/>
      <text:p text:style-name="P1">Abstract: </text:p>
      <text:p text:style-name="P1"><text:tab/>This project was an attempt to improve the performance of the classification algorithm for the ADHD syndrome by extracting high quality features from the existing MRI scan data set. Each training example was the ROI voxel intensites of the patient's amygdala region. The motivation for feature extraction is quite strong. The raw voxel data for each patient has a dimension of 1050 voxels. Further, the size of the training set available is an order of magnitude lower (~170) than the dimension. This can lead to severe overfitting in a <text:s/>multi layered neural network. Further the data itself is not easily seperable. Hence, it makes sense to try eliminating redundant features and keep highly discriminative features helpful for classification.</text:p>
      <text:p text:style-name="P1"><text:tab/>We attempted two methods for the aforementioned task. </text:p>
      <text:list xml:id="list5231519799065402180" text:style-name="L2">
        <text:list-item>
          <text:list>
            <text:list-item>
              <text:list>
                <text:list-item>
                  <text:p text:style-name="P2">Simple PCA (Principal component analysis), a popular method for feature extraction.</text:p>
                </text:list-item>
                <text:list-item>
                  <text:p text:style-name="P2">Deep Belief Network based autoencoder. Later improved by using sparsity based regularization.</text:p>
                </text:list-item>
              </text:list>
            </text:list-item>
          </text:list>
        </text:list-item>
      </text:list>
      <text:p text:style-name="P1"/>
      <text:p text:style-name="P1"/>
      <text:p text:style-name="P1">Benchmark:</text:p>
      <text:p text:style-name="P1"><text:tab/>The earlier work (see ref) had achieved 62 % testing accuracy with the PBL based metacognitive algorithm. The need for further work was felt as inspite of having a very powerful learning algorithm the nature of the dataset was making classification difficult.</text:p>
      <text:p text:style-name="P1"/>
      <text:p text:style-name="P1">Method: </text:p>
      <text:p text:style-name="P1"><text:tab/>We decided to use a feature extraction algorithm and then pass the output to a simpler classifier.</text:p>
      <text:p text:style-name="P1"/>
      <text:p text:style-name="P1">1) Basic Attempt : Using PCA.</text:p>
      <text:p text:style-name="P1"/>
      <text:p text:style-name="P1">Before moving onto RBM we wanted to check if PCA helps us do any better. First we checked the performance of MLP, RBF and MRAN directly on the given data sets. </text:p>
      <text:p text:style-name="P1"><text:tab/>Performance:</text:p>
      <text:list xml:id="list6560098009540687385" text:style-name="L3">
        <text:list-item>
          <text:list>
            <text:list-item>
              <text:list>
                <text:list-item>
                  <text:list>
                    <text:list-item>
                      <text:list>
                        <text:list-item>
                          <text:p text:style-name="P3">A very long training time (~1000 dimensional data).</text:p>
                        </text:list-item>
                        <text:list-item>
                          <text:p text:style-name="P3">The best performance on the raw data was as follows</text:p>
                        </text:list-item>
                      </text:list>
                    </text:list-item>
                  </text:list>
                </text:list-item>
              </text:list>
            </text:list-item>
          </text:list>
        </text:list-item>
      </text:list>
      <text:p text:style-name="P1"><text:tab/><text:tab/><text:tab/><text:tab/></text:p>
      <text:p text:style-name="P1"><text:tab/><text:tab/><text:tab/><text:tab/></text:p>
      <table:table table:name="Table1" table:style-name="Table1">
        <table:table-column table:style-name="Table1.A"/>
        <table:table-column table:style-name="Table1.B"/>
        <table:table-column table:style-name="Table1.A"/>
        <table:table-column table:style-name="Table1.B"/>
        <table:table-row>
          <table:table-cell table:style-name="Table1.A1" office:value-type="string">
            <text:p text:style-name="P7">Algorithm</text:p>
          </table:table-cell>
          <table:table-cell table:style-name="Table1.A1" office:value-type="string">
            <text:p text:style-name="P7">Overall accuracy</text:p>
          </table:table-cell>
          <table:table-cell table:style-name="Table1.A1" office:value-type="string">
            <text:p text:style-name="P7">Average Accuracy</text:p>
          </table:table-cell>
          <table:table-cell table:style-name="Table1.D1" office:value-type="string">
            <text:p text:style-name="P7">Geometric mean accu.</text:p>
          </table:table-cell>
        </table:table-row>
        <table:table-row>
          <table:table-cell table:style-name="Table1.A2" office:value-type="string">
            <text:p text:style-name="P7">MLP </text:p>
          </table:table-cell>
          <table:table-cell table:style-name="Table1.B2" office:value-type="float" office:value="51">
            <text:p text:style-name="P7">51</text:p>
          </table:table-cell>
          <table:table-cell table:style-name="Table1.B2" office:value-type="float" office:value="50">
            <text:p text:style-name="P7">50</text:p>
          </table:table-cell>
          <table:table-cell table:style-name="Table1.D2" office:value-type="float" office:value="46">
            <text:p text:style-name="P7">46</text:p>
          </table:table-cell>
        </table:table-row>
        <table:table-row>
          <table:table-cell table:style-name="Table1.A2" office:value-type="string">
            <text:p text:style-name="P7">RBF </text:p>
          </table:table-cell>
          <table:table-cell table:style-name="Table1.B2" office:value-type="float" office:value="53">
            <text:p text:style-name="P7">53</text:p>
          </table:table-cell>
          <table:table-cell table:style-name="Table1.B2" office:value-type="float" office:value="52">
            <text:p text:style-name="P7">52</text:p>
          </table:table-cell>
          <table:table-cell table:style-name="Table1.D2" office:value-type="float" office:value="48">
            <text:p text:style-name="P7">48</text:p>
          </table:table-cell>
        </table:table-row>
        <table:table-row>
          <table:table-cell table:style-name="Table1.A2" office:value-type="string">
            <text:p text:style-name="P7">MRAN</text:p>
          </table:table-cell>
          <table:table-cell table:style-name="Table1.B2" office:value-type="float" office:value="54">
            <text:p text:style-name="P7">54</text:p>
          </table:table-cell>
          <table:table-cell table:style-name="Table1.B2" office:value-type="float" office:value="54">
            <text:p text:style-name="P7">54</text:p>
          </table:table-cell>
          <table:table-cell table:style-name="Table1.D2" office:value-type="float" office:value="50">
            <text:p text:style-name="P7">50</text:p>
          </table:table-cell>
        </table:table-row>
      </table:table>
      <text:p text:style-name="P1"/>
      <text:p text:style-name="P1"><text:s/><text:tab/><text:tab/><text:tab/><text:tab/></text:p>
      <text:p text:style-name="P1">However, we were a little suspicious of even these results. The reason being that since we have a binary classification the chance of accidently getting answers right is quite high. In fact, even if the classifier were to put all samples in one class still it would get an accuracy of around 51% (due to the proportion of 1's and 0 classes in the dataset).</text:p>
      <text:p text:style-name="P1"/>
      <text:p text:style-name="P1"/>
      <text:p text:style-name="P1"><text:soft-page-break/></text:p>
      <text:p text:style-name="P1">Then we applied PCA to get only the principal components in the dataset. The PCA inplementation was quite simple since MATLAB has builtin functions for calculating the covariance matrix and the eigen vectors onto which the data is projected. We tried reducing the dimensions to 500,100, 50,10.</text:p>
      <text:p text:style-name="P1"/>
      <text:p text:style-name="P1">The tradeoff was to ensure that dimensionality reduction does not lead to too much information loss </text:p>
      <text:p text:style-name="P1"/>
      <text:p text:style-name="P1">For the best case PCA helped increase the accuracy by about 2- 3 % but it was still below the bench mark.</text:p>
      <text:p text:style-name="P1"/>
      <table:table table:name="Table2" table:style-name="Table2">
        <table:table-column table:style-name="Table2.A" table:number-columns-repeated="4"/>
        <table:table-row>
          <table:table-cell table:style-name="Table2.A1" office:value-type="string">
            <text:p text:style-name="P7">Dimension</text:p>
          </table:table-cell>
          <table:table-cell table:style-name="Table2.A1" office:value-type="string">
            <text:p text:style-name="P7">Overall accuracy</text:p>
          </table:table-cell>
          <table:table-cell table:style-name="Table2.A1" office:value-type="string">
            <text:p text:style-name="P7">Average Accuracy</text:p>
          </table:table-cell>
          <table:table-cell table:style-name="Table2.D1" office:value-type="string">
            <text:p text:style-name="P7">Geometric mean accu.</text:p>
          </table:table-cell>
        </table:table-row>
        <table:table-row>
          <table:table-cell table:style-name="Table2.A2" office:value-type="float" office:value="500">
            <text:p text:style-name="P7">500</text:p>
          </table:table-cell>
          <table:table-cell table:style-name="Table2.A2" office:value-type="float" office:value="54">
            <text:p text:style-name="P7">54</text:p>
          </table:table-cell>
          <table:table-cell table:style-name="Table2.A2" office:value-type="float" office:value="54">
            <text:p text:style-name="P7">54</text:p>
          </table:table-cell>
          <table:table-cell table:style-name="Table2.D2" office:value-type="float" office:value="50">
            <text:p text:style-name="P7">50</text:p>
          </table:table-cell>
        </table:table-row>
        <table:table-row>
          <table:table-cell table:style-name="Table2.A2" office:value-type="float" office:value="100">
            <text:p text:style-name="P7">100</text:p>
          </table:table-cell>
          <table:table-cell table:style-name="Table2.A2" office:value-type="float" office:value="55">
            <text:p text:style-name="P7">55</text:p>
          </table:table-cell>
          <table:table-cell table:style-name="Table2.A2" office:value-type="float" office:value="54">
            <text:p text:style-name="P7">54</text:p>
          </table:table-cell>
          <table:table-cell table:style-name="Table2.D2" office:value-type="float" office:value="50">
            <text:p text:style-name="P7">50</text:p>
          </table:table-cell>
        </table:table-row>
        <table:table-row>
          <table:table-cell table:style-name="Table2.A2" office:value-type="float" office:value="50">
            <text:p text:style-name="P7">50</text:p>
          </table:table-cell>
          <table:table-cell table:style-name="Table2.A2" office:value-type="float" office:value="56">
            <text:p text:style-name="P7">56</text:p>
          </table:table-cell>
          <table:table-cell table:style-name="Table2.A2" office:value-type="float" office:value="55">
            <text:p text:style-name="P7">55</text:p>
          </table:table-cell>
          <table:table-cell table:style-name="Table2.D2" office:value-type="float" office:value="52">
            <text:p text:style-name="P7">52</text:p>
          </table:table-cell>
        </table:table-row>
        <table:table-row>
          <table:table-cell table:style-name="Table2.A2" office:value-type="float" office:value="10">
            <text:p text:style-name="P7">10</text:p>
          </table:table-cell>
          <table:table-cell table:style-name="Table2.A2" office:value-type="float" office:value="52">
            <text:p text:style-name="P7">52</text:p>
          </table:table-cell>
          <table:table-cell table:style-name="Table2.A2" office:value-type="float" office:value="51">
            <text:p text:style-name="P7">51</text:p>
          </table:table-cell>
          <table:table-cell table:style-name="Table2.D2" office:value-type="float" office:value="50">
            <text:p text:style-name="P7">50</text:p>
          </table:table-cell>
        </table:table-row>
      </table:table>
      <text:p text:style-name="P1"/>
      <text:p text:style-name="P1">Notice that for 500 the results the results are more or less similar to the one above. For 100 we see a slight improvement. Note that 50 seems to be at the optimal point in the tradeoff. 10 leads to too much compression and hence the performance suffers.</text:p>
      <text:p text:style-name="P1"/>
      <text:p text:style-name="P1"/>
      <text:p text:style-name="P1"/>
      <text:p text:style-name="P1"/>
      <text:p text:style-name="P1">PCA is essentially ya linear technique which places some constraints on how well can it do. Next, we describe a more powerful method which uses a deep autoencoder built from Restricted Bolzmann machin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ext:s/><text:tab/><text:tab/><text:tab/><text:tab/>Restricted Bolzmann machines</text:p>
      <text:p text:style-name="P1"/>
      <text:p text:style-name="P1">Wikipedia's introduction to a Restricted Boltzmann machine:</text:p>
      <text:p text:style-name="P1"><text:tab/>A <text:span text:style-name="T1">restricted Boltzmann machine</text:span> (<text:span text:style-name="T1">RBM</text:span>) is a <text:a xlink:type="simple" xlink:href="https://en.wikipedia.org/wiki/Generative_model">generative</text:a><text:span text:style-name="T4"> </text:span><text:a xlink:type="simple" xlink:href="https://en.wikipedia.org/wiki/Stochastic_neural_network">stochastic</text:a><text:span text:style-name="T4"> </text:span><text:a xlink:type="simple" xlink:href="https://en.wikipedia.org/wiki/Artificial_neural_network">artificial neural network</text:a> that can learn a <text:a xlink:type="simple" xlink:href="https://en.wikipedia.org/wiki/Probability_distribution">probability distribution</text:a> over its set of inputs. <text:s/>As their name implies, RBMs are a variant of <text:a xlink:type="simple" xlink:href="https://en.wikipedia.org/wiki/Boltzmann_machine">Boltzmann machines</text:a>, with the restriction that their <text:a xlink:type="simple" xlink:href="https://en.wikipedia.org/wiki/Artificial_neural_network#Neuron">neurons</text:a> must form a <text:a xlink:type="simple" xlink:href="https://en.wikipedia.org/wiki/Bipartite_graph">bipartite graph</text:a>: a pair of nodes from each of the two groups of units (commonly referred to as the "visible" and "hidden" units respectively) may have a symmetric connection between them; and there are no connections between nodes within a group. By contrast, "unrestricted" Boltzmann machines may have connections between <text:a xlink:type="simple" xlink:href="https://en.wikipedia.org/wiki/Artificial_neural_network#Hidden_units">hidden units</text:a>. This restriction allows for more efficient training algorithms than are available for the general class of Boltzmann machines, in particular the <text:a xlink:type="simple" xlink:href="https://en.wikipedia.org/wiki/Gradient_descent">gradient-based</text:a> <text:span text:style-name="T1">contrastive divergence</text:span> algorithm.</text:p>
      <text:p text:style-name="Text_20_body">Restricted Boltzmann machines can also be used in <text:a xlink:type="simple" xlink:href="https://en.wikipedia.org/wiki/Deep_learning">deep learning</text:a> networks. In particular, <text:a xlink:type="simple" xlink:href="https://en.wikipedia.org/wiki/Deep_belief_network">deep belief networks</text:a> can be formed by "stacking" RBMs and optionally fine-tuning the resulting deep network with <text:a xlink:type="simple" xlink:href="https://en.wikipedia.org/wiki/Gradient_descent">gradient descent</text:a> a nd <text:a xlink:type="simple" xlink:href="https://en.wikipedia.org/wiki/Backpropagation">backpropagation</text:a>.</text:p>
      <text:p text:style-name="Text_20_body"><text:s text:c="83"/>- see <text:span text:style-name="T2">[3]</text:span></text:p>
      <text:p text:style-name="Text_20_body"><text:tab/>Essentially an RBM has two layers a visible layer for the inputs and a hidden layer. This generative model tries to learn the probablity distribution P(x,h) ie given the distribution P(x) it tries to figure out the most likely values of <text:s/>h occuring alongside x. Thus h can be though of as a different representation of the original input. Moreover, if the number of hidden units is less than that of visible units then it effectively generates a compressed representation which we might interpret as feature extraction. </text:p>
      <text:p text:style-name="P1"><text:tab/>In a deep belief network (DBN) <text:s/>we stack a number of RBM such that the hidden layer for the previous RBM serves as the input for the next. We gradually decrease the dimension of each layer. First each RBM is trained individually to try and best reconstruct its input. Then, the weights are slightly modifed using backpropogation. This greedy technique which leads to a very fast yet robust learning was proposed by Hinton <text:span text:style-name="T2">([4])</text:span>. </text:p>
      <text:p text:style-name="P1"/>
      <text:p text:style-name="P1"><text:tab/>We used a MATLAB toolbox DeepBNet <text:span text:style-name="T2">([1]) </text:span><text:span text:style-name="T3">to construct our DBN. Our original data dimension was 1050. Hence, following Hinton's practical guide for building DBN's </text:span><text:span text:style-name="T2">(ref) </text:span><text:span text:style-name="T3">we made a stacked architecture with 1200- 500 – 250 – X <text:s/>hidden units in 4 layers. X was varied between [2,5,10,30,50,100]. Note that our incoming data is real valued and hence we needed to use Gaussian hidden units. </text:span></text:p>
      <text:p text:style-name="P1"><text:span text:style-name="T3"><text:tab/>Thus, for each 1000 dim training example we <text:s/>obtain a <text:s/>30 dimensional vector which has the highest probablity of cooccurence. A good compression preserves vital information (here discriminatory information) while removing highly correlated features. To obtain a good compression one needs to set a number of hyperparameters of the DBN </text:span><text:span text:style-name="T8">like </text:span><text:span text:style-name="T9">learning rate, the momentum, the weight-cost, the sparsity target, the i</text:span><text:span text:style-name="T10">nitial values of the weights, the number of hidden units and the size of each mini-batch. Practical tips for this were obtained from </text:span><text:span text:style-name="T11">(ref). </text:span></text:p>
      <text:p text:style-name="P1"><text:span text:style-name="T11"><text:tab/></text:span><text:span text:style-name="T9">Thus if done properly we expect the compressed data to be much easier for the classifier to work with and hopefully give a better classification performance.</text:span></text:p>
      <text:p text:style-name="P1"><text:span text:style-name="T9"><text:tab/>We fed this data to 3 algorithms which we had used previously: namely MLP, RBF and MRAN. We now report the performance observed.</text:span></text:p>
      <text:p text:style-name="P1"><text:span text:style-name="T9"/></text:p>
      <text:p text:style-name="P6"><text:span text:style-name="T2"><text:tab/></text:span></text:p>
      <text:p text:style-name="P1"><text:tab/></text:p>
      <text:p text:style-name="P1"><text:tab/></text:p>
      <text:p text:style-name="P1"/>
      <text:p text:style-name="P1"/>
      <text:p text:style-name="P1"/>
      <text:p text:style-name="P1"><text:soft-page-break/></text:p>
      <text:p text:style-name="P1"/>
      <text:p text:style-name="P1"><text:s text:c="4"/>MRAN classification using the compressed DBN output:</text:p>
      <text:p text:style-name="P1"/>
      <text:p text:style-name="P1">By far MRAN is the most powerful of the three algorithms and we expected to get the best results using it. </text:p>
      <text:p text:style-name="P1"/>
      <text:p text:style-name="P1">Results: After a lot of trails and parameter tweaking, the following are the best results which we obtained.</text:p>
      <text:p text:style-name="P1"/>
      <table:table table:name="Table3" table:style-name="Table3">
        <table:table-column table:style-name="Table3.A" table:number-columns-repeated="4"/>
        <table:table-row>
          <table:table-cell table:style-name="Table3.A1" office:value-type="string">
            <text:p text:style-name="P7">Dimension </text:p>
          </table:table-cell>
          <table:table-cell table:style-name="Table3.A1" office:value-type="string">
            <text:p text:style-name="P7">Overall accuracy</text:p>
          </table:table-cell>
          <table:table-cell table:style-name="Table3.A1" office:value-type="string">
            <text:p text:style-name="P7">Average Accuracy</text:p>
          </table:table-cell>
          <table:table-cell table:style-name="Table3.D1" office:value-type="string">
            <text:p text:style-name="P7">Geometric mean accu.</text:p>
          </table:table-cell>
        </table:table-row>
        <table:table-row>
          <table:table-cell table:style-name="Table3.A2" office:value-type="float" office:value="2">
            <text:p text:style-name="P7">2</text:p>
          </table:table-cell>
          <table:table-cell table:style-name="Table3.A2" office:value-type="float" office:value="48.89">
            <text:p text:style-name="P7">48.89</text:p>
          </table:table-cell>
          <table:table-cell table:style-name="Table3.A2" office:value-type="float" office:value="47.21">
            <text:p text:style-name="P7">47.21</text:p>
          </table:table-cell>
          <table:table-cell table:style-name="Table3.D2" office:value-type="float" office:value="45">
            <text:p text:style-name="P7">45</text:p>
          </table:table-cell>
        </table:table-row>
        <table:table-row>
          <table:table-cell table:style-name="Table3.A2" office:value-type="float" office:value="5">
            <text:p text:style-name="P7">5</text:p>
          </table:table-cell>
          <table:table-cell table:style-name="Table3.A2" office:value-type="float" office:value="50.01">
            <text:p text:style-name="P7">50.01</text:p>
          </table:table-cell>
          <table:table-cell table:style-name="Table3.A2" office:value-type="float" office:value="49.56">
            <text:p text:style-name="P7">49.56</text:p>
          </table:table-cell>
          <table:table-cell table:style-name="Table3.D2" office:value-type="float" office:value="49.34">
            <text:p text:style-name="P7">49.34</text:p>
          </table:table-cell>
        </table:table-row>
        <table:table-row>
          <table:table-cell table:style-name="Table3.A2" office:value-type="float" office:value="10">
            <text:p text:style-name="P7">10</text:p>
          </table:table-cell>
          <table:table-cell table:style-name="Table3.A2" office:value-type="float" office:value="55.64">
            <text:p text:style-name="P7">55.64</text:p>
          </table:table-cell>
          <table:table-cell table:style-name="Table3.A2" office:value-type="float" office:value="54.74">
            <text:p text:style-name="P7">54.74</text:p>
          </table:table-cell>
          <table:table-cell table:style-name="Table3.D2" office:value-type="float" office:value="54.12">
            <text:p text:style-name="P7">54.12</text:p>
          </table:table-cell>
        </table:table-row>
        <table:table-row>
          <table:table-cell table:style-name="Table3.A2" office:value-type="float" office:value="30">
            <text:p text:style-name="P7">30</text:p>
          </table:table-cell>
          <table:table-cell table:style-name="Table3.A2" office:value-type="float" office:value="60.23">
            <text:p text:style-name="P7">60.23</text:p>
          </table:table-cell>
          <table:table-cell table:style-name="Table3.A2" office:value-type="float" office:value="60.01">
            <text:p text:style-name="P7">60.01</text:p>
          </table:table-cell>
          <table:table-cell table:style-name="Table3.D2" office:value-type="float" office:value="59.65">
            <text:p text:style-name="P7">59.65</text:p>
          </table:table-cell>
        </table:table-row>
        <table:table-row>
          <table:table-cell table:style-name="Table3.A2" office:value-type="float" office:value="50">
            <text:p text:style-name="P7">50</text:p>
          </table:table-cell>
          <table:table-cell table:style-name="Table3.A2" office:value-type="float" office:value="57.71">
            <text:p text:style-name="P7">57.71</text:p>
          </table:table-cell>
          <table:table-cell table:style-name="Table3.A2" office:value-type="float" office:value="56.31">
            <text:p text:style-name="P7">56.31</text:p>
          </table:table-cell>
          <table:table-cell table:style-name="Table3.D2" office:value-type="float" office:value="56.02">
            <text:p text:style-name="P7">56.02</text:p>
          </table:table-cell>
        </table:table-row>
        <table:table-row>
          <table:table-cell table:style-name="Table3.A2" office:value-type="float" office:value="100">
            <text:p text:style-name="P7">100</text:p>
          </table:table-cell>
          <table:table-cell table:style-name="Table3.A2" office:value-type="float" office:value="55">
            <text:p text:style-name="P7">55</text:p>
          </table:table-cell>
          <table:table-cell table:style-name="Table3.A2" office:value-type="float" office:value="54">
            <text:p text:style-name="P7">54</text:p>
          </table:table-cell>
          <table:table-cell table:style-name="Table3.D2" office:value-type="float" office:value="50">
            <text:p text:style-name="P7">50</text:p>
          </table:table-cell>
        </table:table-row>
      </table:table>
      <text:p text:style-name="P1"/>
      <text:p text:style-name="P1"/>
      <text:p text:style-name="P1"><text:tab/>The best performance we achieved was for 30 neurons. Notice that 5 and 10 severe compression results in a poor performance while for 50 and 100 we get results similar to the PCA performance. </text:p>
      <text:p text:style-name="P1"><text:s text:c="2"/></text:p>
      <text:p text:style-name="P1"><text:s/>For all these results we found the following hyper parameters of MRAN to be optimal :</text:p>
      <text:p text:style-name="P1"><text:s text:c="14"/>[1.01 1.01 0.02 1.2 0.3 0.9 0.1 0.99 0.8 50 5 0.25 0 1 ]</text:p>
      <text:p text:style-name="P1"/>
      <text:p text:style-name="P1">The number of maximum neurons was set to 50- 100. However the best performance was achieved when the network was using around 10-12 neurons. It sees that the network did find it useful to add more neurons even if it could. If the parameters for adding neurons were chaged to induce addition of neurons then the performance lowered.</text:p>
      <text:p text:style-name="P1"/>
      <text:p text:style-name="P1"><text:s/><text:tab/>In all these examples we noticed that the training performance was very good in the 76- 86 range. But it the testing performance was stuck between 55-60. We realized that this is a case of overfitting. The network was not able to generalize well.</text:p>
      <text:p text:style-name="P1"/>
      <text:p text:style-name="P1"><text:tab/>A modification which allowed us to reach the previously set bench was Sparsity regularization.</text:p>
      <text:p text:style-name="P1"><text:tab/>Regularization is used to prevent overfitting by allowing only certain weights to be nonzero. By including a large weigth added to the normal cost function. The DBN toolbox had sparsity parameters which could be set. </text:p>
      <text:p text:style-name="P1"><text:s/><text:tab/>The recommended settings were as follows:</text:p>
      <text:p text:style-name="P1"><text:s text:c="16"/></text:p>
      <text:p text:style-name="P1"><text:tab/><text:tab/>target (most of the wights should be close to this): 0.000001 between 0.05 and 10^-9. </text:p>
      <text:p text:style-name="P1"><text:tab/><text:tab/>penalty(for not staying close to the target): 0.001</text:p>
      <text:p text:style-name="P1"/>
      <text:p text:style-name="P1"><text:tab/>This lead to minor improvements in the testing performance. We were able to achieve a best score of 61.23% overall accuracy (geometric 60.01%). </text:p>
      <text:p text:style-name="P1"><text:s/><text:tab/>Inspite of repeated attempts the accuracy was not improving further. </text:p>
      <text:p text:style-name="P1"/>
      <text:p text:style-name="P1"><text:soft-page-break/>We did a bit of reading and found that:</text:p>
      <text:list xml:id="list5078879126410121095" text:style-name="L5">
        <text:list-item>
          <text:list>
            <text:list-item>
              <text:list>
                <text:list-item>
                  <text:p text:style-name="P4">DBN based algorithms are effectively only when we have <text:s/>a large dataset. Note that in this case we had a small training set of only 171 samples. This technique is used in datasets having sizes at least a 1000.</text:p>
                </text:list-item>
                <text:list-item>
                  <text:p text:style-name="P4">DBN based techniques suffer if the dataset is small and moreover has a lot of variations in it. It is like the syllabus for the exam consists of so many different things that we are not able learn everything.</text:p>
                </text:list-item>
                <text:list-item>
                  <text:p text:style-name="P4">Each ROI scan of 1050 voxels was fed in the classifier as a lump of data. We did not exploit the regional relationships between the data. We can try the approach of extracting patches of localized information and feeding it to a Convolutional neural network which can exploit this information. (ref). This has been used previously for dealing with similar MRI data for Alzheirmer's disorder diagnosis.</text:p>
                </text:list-item>
              </text:list>
            </text:list-item>
          </text:list>
        </text:list-item>
      </text:list>
      <text:p text:style-name="P1"/>
      <text:p text:style-name="P1">So we plan to try doing the following things:</text:p>
      <text:list xml:id="list9092011050774836758" text:style-name="L6">
        <text:list-item>
          <text:p text:style-name="P5">See if we can obtain a larger dataset.</text:p>
        </text:list-item>
        <text:list-item>
          <text:p text:style-name="P5">Using algorithms capable of exploiting the local relationships between voxels. Generating patches from raw data and feeding it to ConvNets.</text:p>
        </text:list-item>
        <text:list-item>
          <text:p text:style-name="P5">Try implementing DBN's ourselves. We found papers describing improved RBM's for the medical imaging tasks which we could not use in our ToolBox.</text:p>
        </text:list-item>
        <text:list-item>
          <text:p text:style-name="P5">Using the discriminative DBN capable of performing classification directly rather than feature extraction. </text:p>
        </text:list-item>
      </text:list>
      <text:p text:style-name="P1"/>
      <text:p text:style-name="P1"/>
      <text:p text:style-name="P1">References:</text:p>
      <text:p text:style-name="P1"><text:s text:c="2"/></text:p>
      <text:p text:style-name="P1"><text:s/>[1] M. A. Keyvanrad and M. M. Homayounpour, “<text:a xlink:type="simple" xlink:href="http://arxiv.org/abs/1408.3264">A brief survey on deep belief networks and introducing a new object oriented toolbox (DeeBNet),</text:a>” arXiv:1408.3264 [cs], Aug. 2014</text:p>
      <text:p text:style-name="P1"><text:s/></text:p>
      <text:p text:style-name="P1"><text:s text:c="5"/>homepage: <text:s/>http://ceit.aut.ac.ir/~keyvanrad/DeeBNet%20Toolbox.html </text:p>
      <text:p text:style-name="P1"/>
      <text:p text:style-name="P1">[2] G. Hinton: <text:span text:style-name="T10"><text:s/>A Practical Guide to Training Restricted Boltzmann Machines</text:span></text:p>
      <text:p text:style-name="P1"><text:s text:c="5"/></text:p>
      <text:p text:style-name="P1"><text:s text:c="6"/>https://www.cs.toronto.edu/~hinton/absps/guideTR.pdf</text:p>
      <text:p text:style-name="P1"/>
      <text:p text:style-name="P1">[3] Wikipedia homepage: <text:s/>RBM</text:p>
      <text:p text:style-name="P1"><text:s text:c="6"/></text:p>
      <text:p text:style-name="P1"><text:s text:c="6"/><text:a xlink:type="simple" xlink:href="https://en.wikipedia.org/wiki/Restricted_Boltzmann_machine">https://en.wikipedia.org/wiki/Restricted_Boltzmann_machine</text:a></text:p>
      <text:p text:style-name="P1"/>
      <text:p text:style-name="P1">[4] G.Hinton , A fast learning algorithms for deep belief nets</text:p>
      <text:p text:style-name="P1"><text:s text:c="7"/><text:span text:style-name="Citation">https://www.cs.toronto.edu/~</text:span><text:span text:style-name="Citation"><text:span text:style-name="T1">hinton</text:span></text:span><text:span text:style-name="Citation">/absps/fastnc.pdf</text:spa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4M19S</meta:editing-duration>
    <meta:editing-cycles>27</meta:editing-cycles>
    <meta:generator>OpenOffice/4.0.1$Win32 OpenOffice.org_project/401m5$Build-9714</meta:generator>
    <dc:date>2016-07-10T13:32:50.38</dc:date>
    <dc:creator>Aditya Joglekar</dc:creator>
    <meta:document-statistic meta:table-count="3" meta:image-count="0" meta:object-count="0" meta:page-count="5" meta:paragraph-count="143" meta:word-count="1742" meta:character-count="10777"/>
    <meta:user-defined meta:name="Info 1"/>
    <meta:user-defined meta:name="Info 2"/>
    <meta:user-defined meta:name="Info 3"/>
    <meta:user-defined meta:name="Info 4"/>
  </office:meta>
</office:document-meta>
</file>